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4.17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4.81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5.44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86cm" svg:y1="13.7cm" svg:x2="6.08cm" svg:y2="13.7cm">
          <text:p/>
        </draw:line>
        <draw:custom-shape draw:style-name="gr5" draw:text-style-name="P1" draw:layer="layout" svg:width="0.254cm" svg:height="0.254cm" svg:x="4.04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4.68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8cm" svg:y1="13.7cm" svg:x2="7.985cm" svg:y2="11.795cm">
          <text:p/>
        </draw:line>
        <draw:frame draw:style-name="gr6" draw:text-style-name="P2" draw:layer="layout" svg:width="1.213cm" svg:height="0.963cm" svg:x="3.032cm" svg:y="13.192cm">
          <draw:text-box>
            <text:p><text:span text:style-name="T1">User</text:span></text:p>
            <text:p><text:span text:style-name="T1">Input</text:span></text:p>
          </draw:text-box>
        </draw:frame>
        <draw:frame draw:style-name="gr6" draw:text-style-name="P2" draw:layer="layout" svg:width="1.459cm" svg:height="0.607cm" svg:x="7.407cm" svg:y="11.287cm">
          <draw:text-box>
            <text:p><text:span text:style-name="T1">Output</text:span></text:p>
          </draw:text-box>
        </draw:frame>
        <draw:frame draw:style-name="gr6" draw:text-style-name="P2" draw:layer="layout" svg:width="0.959cm" svg:height="0.607cm" svg:x="5.572cm" svg:y="13.728cm">
          <draw:text-box>
            <text:p><text:span text:style-name="T1">OS</text:span></text:p>
          </draw:text-box>
        </draw:frame>
        <draw:frame draw:style-name="gr6" draw:text-style-name="P2" draw:layer="layout" svg:width="1.975cm" svg:height="0.607cm" svg:x="5.121cm" svg:y="14.236cm">
          <draw:text-box>
            <text:p><text:span text:style-name="T1">Interpreter</text:span></text:p>
          </draw:text-box>
        </draw:frame>
        <draw:frame draw:style-name="gr6" draw:text-style-name="P2" draw:layer="layout" svg:width="2.068cm" svg:height="0.607cm" svg:x="5.064cm" svg:y="14.97cm">
          <draw:text-box>
            <text:p><text:span text:style-name="T1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7-26T17:34:35</meta:creation-date>
    <dc:date>2012-07-27T15:15:51</dc:date>
    <dc:creator>laurent </dc:creator>
    <meta:editing-duration>P0D</meta:editing-duration>
    <meta:editing-cycles>2</meta:editing-cycles>
    <meta:generator>LibreOffice/3.5$Linux_x86 LibreOffice_project/350m1$Build-2</meta:generator>
    <meta:document-statistic meta:object-count="13"/>
  </office:meta>
</office:document-meta>
</file>